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685cm" svg:height="2.971cm" draw:transform="skewX (-0.000174532925199434) rotate (1.55247036964896) translate (5.1561007543311cm 7.9921521873707cm)" svg:viewBox="0 0 4686 2972" svg:d="M4597 2507c-615 118-750 135-1634 299-885 165-1080 191-1633 146-553-43-1191-524-1322-1485-52-621 152-1168 583-1459 163-91 674 618 532 635-269 19-507 484-343 1191 165 708 780 563 1747 374 966-189 1351-296 1612-370 262-73 746 579 458 669z">
          <text:p/>
        </draw:path>
        <draw:path draw:style-name="gr1" draw:text-style-name="P1" draw:layer="layout" svg:width="0.902cm" svg:height="0.661cm" draw:transform="rotate (-2.15687788961459) translate (5.9456244787323cm 6.873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4.717cm" svg:height="3.22cm" draw:transform="skewX (-0.000174532925199429) rotate (1.55247036964896) translate (1.7229160414181cm 7.99433077799519cm)" svg:viewBox="0 0 4718 3221" svg:d="M4631 3044c-615 56-771 81-1646 137-876 56-1096 49-1649 4-553-43-1190-524-1322-1485-130-960 656-1956 1650-1640 219 70 239 745 2 693-852-192-1044 607-880 1314 166 708 789 621 1763 516 973-105 1374-161 1624-208s746 578 458 669z">
          <text:p/>
        </draw:path>
        <draw:path draw:style-name="gr1" draw:text-style-name="P1" draw:layer="layout" svg:width="0.902cm" svg:height="0.661cm" draw:transform="rotate (-2.15687788961459) translate (2.64162447873229cm 6.25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43cm" svg:height="5.704cm" draw:transform="rotate (-1.55212130379856) translate (8.1086929442362cm 3.0381445957663cm)" svg:viewBox="0 0 944 5705" svg:d="M944 5631c-41-205-196-1829-201-2595-4-766 129-2466 143-2661 16-193-799-490-810-329-31 439-97 1950-69 2952 28 1003 85 2208 133 2535 35 187 831 225 804 98z">
          <text:p/>
        </draw:path>
        <draw:path draw:style-name="gr1" draw:text-style-name="P1" draw:layer="layout" svg:width="0.903cm" svg:height="0.661cm" draw:transform="rotate (-2.15757602131539) translate (7.8868244404371cm 3.494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8) rotate (-2.15652882376419) translate (8.379706971542cm 3.2683621593123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4.9908244404371cm 3.476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3.0693069992837cm 3.427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8:28.355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